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111.8pt"/>
    </style:style>
    <style:style style:name="co3" style:family="table-column">
      <style:table-column-properties fo:break-before="auto" style:column-width="83.51pt"/>
    </style:style>
    <style:style style:name="co4" style:family="table-column">
      <style:table-column-properties fo:break-before="auto" style:column-width="9.41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09.25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8.56pt"/>
    </style:style>
    <style:style style:name="co9" style:family="table-column">
      <style:table-column-properties fo:break-before="auto" style:column-width="65.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fo:background-color="#87d1d1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9ae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add58a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7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7"/>
        <table:table-column table:style-name="co5" table:default-cell-style-name="ce3"/>
        <table:table-column table:style-name="co6" table:number-columns-repeated="5" table:default-cell-style-name="ce3"/>
        <table:table-column table:style-name="co9" table:number-columns-repeated="1006" table:default-cell-style-name="ce3"/>
        <table:table-row table:style-name="ro1">
          <table:table-cell table:style-name="ce1" office:value-type="string" calcext:value-type="string">
            <text:p>Tag ID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Rotation (Z)</text:p>
          </table:table-cell>
          <table:table-cell table:style-name="ce1" office:value-type="string" calcext:value-type="string">
            <text:p>Rotation (Y)</text:p>
          </table:table-cell>
          <table:table-cell table:style-name="ce1"/>
          <table:table-cell table:style-name="ce9" office:value-type="string" calcext:value-type="string" table:number-columns-spanned="6" table:number-rows-spanned="1">
            <text:p>Position Values (metres)</text:p>
          </table:table-cell>
          <table:covered-table-cell table:number-columns-repeated="5" table:style-name="ce1"/>
          <table:table-cell table:style-name="ce1"/>
          <table:table-cell table:style-name="ce9" office:value-type="string" calcext:value-type="string" table:number-columns-spanned="6" table:number-rows-spanned="1">
            <text:p>Orientation Values (radians)</text:p>
          </table:table-cell>
          <table:covered-table-cell table:number-columns-repeated="5" table:style-name="ce1"/>
          <table:table-cell table:style-name="ce12" table:number-columns-repeated="1006"/>
        </table:table-row>
        <table:table-row table:style-name="ro2">
          <table:table-cell table:style-name="ce2"/>
          <table:table-cell table:style-name="ce2" office:value-type="string" calcext:value-type="string">
            <text:p>Feet/Metre</text:p>
          </table:table-cell>
          <table:table-cell table:number-columns-repeated="2" table:style-name="ce2" office:value-type="string" calcext:value-type="string">
            <text:p>Degree/Radian</text:p>
          </table:table-cell>
          <table:table-cell table:style-name="ce6"/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Mz</text:p>
          </table:table-cell>
          <table:table-cell table:style-name="ce2" office:value-type="string" calcext:value-type="string">
            <text:p>Sdx</text:p>
          </table:table-cell>
          <table:table-cell table:style-name="ce2" office:value-type="string" calcext:value-type="string">
            <text:p>Sdy</text:p>
          </table:table-cell>
          <table:table-cell table:style-name="ce2" office:value-type="string" calcext:value-type="string">
            <text:p>Sdz</text:p>
          </table:table-cell>
          <table:table-cell table:style-name="ce6"/>
          <table:table-cell table:style-name="ce2" office:value-type="string" calcext:value-type="string">
            <text:p>M<text:span text:style-name="T1">θx</text:span></text:p>
          </table:table-cell>
          <table:table-cell table:style-name="ce2" office:value-type="string" calcext:value-type="string">
            <text:p><text:span text:style-name="T2">Mθy</text:span></text:p>
          </table:table-cell>
          <table:table-cell table:style-name="ce2" office:value-type="string" calcext:value-type="string">
            <text:p><text:span text:style-name="T2">Mθz</text:span></text:p>
          </table:table-cell>
          <table:table-cell table:style-name="ce2" office:value-type="string" calcext:value-type="string">
            <text:p><text:span text:style-name="T2">Sdθx</text:span></text:p>
          </table:table-cell>
          <table:table-cell table:style-name="ce2" office:value-type="string" calcext:value-type="string">
            <text:p><text:span text:style-name="T2">Sdθy</text:span></text:p>
          </table:table-cell>
          <table:table-cell table:style-name="ce2" office:value-type="string" calcext:value-type="string">
            <text:p><text:span text:style-name="T2">Sdθz</text:span>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1012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0.00287631470816321" calcext:value-type="float">
            <text:p>0.002876314708163</text:p>
          </table:table-cell>
          <table:table-cell office:value-type="float" office:value="-0.0628341708979304" calcext:value-type="float">
            <text:p>-0.06283417089793</text:p>
          </table:table-cell>
          <table:table-cell table:style-name="ce4" office:value-type="float" office:value="0.31584980205837" calcext:value-type="float">
            <text:p>0.31584980205837</text:p>
          </table:table-cell>
          <table:table-cell table:style-name="ce10" office:value-type="float" office:value="0.00000508613415503231" calcext:value-type="float">
            <text:p>5.09E-06</text:p>
          </table:table-cell>
          <table:table-cell table:style-name="ce10" office:value-type="float" office:value="0.00000574578433239822" calcext:value-type="float">
            <text:p>5.75E-06</text:p>
          </table:table-cell>
          <table:table-cell table:style-name="ce10" office:value-type="float" office:value="0.000026379699813849" calcext:value-type="float">
            <text:p>2.64E-05</text:p>
          </table:table-cell>
          <table:table-cell table:style-name="ce11"/>
          <table:table-cell office:value-type="float" office:value="-0.162751349504491" calcext:value-type="float">
            <text:p>-0.162751349504491</text:p>
          </table:table-cell>
          <table:table-cell office:value-type="float" office:value="0.00993467457156473" calcext:value-type="float">
            <text:p>0.009934674571565</text:p>
          </table:table-cell>
          <table:table-cell table:style-name="ce5" office:value-type="float" office:value="0.019918783006165" calcext:value-type="float">
            <text:p>0.019918783006165</text:p>
          </table:table-cell>
          <table:table-cell office:value-type="float" office:value="0.000393430164662168" calcext:value-type="float">
            <text:p>0.000393430164662</text:p>
          </table:table-cell>
          <table:table-cell office:value-type="float" office:value="0.000645097748748113" calcext:value-type="float">
            <text:p>0.000645097748748</text:p>
          </table:table-cell>
          <table:table-cell office:value-type="float" office:value="0.000107212078951564" calcext:value-type="float">
            <text:p>0.000107212078952</text:p>
          </table:table-cell>
          <table:table-cell table:number-columns-repeated="1006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0.00547954921388029" calcext:value-type="float">
            <text:p>0.00547954921388</text:p>
          </table:table-cell>
          <table:table-cell office:value-type="float" office:value="-0.0555836073849226" calcext:value-type="float">
            <text:p>-0.055583607384923</text:p>
          </table:table-cell>
          <table:table-cell table:style-name="ce4" office:value-type="float" office:value="0.615412864765583" calcext:value-type="float">
            <text:p>0.615412864765583</text:p>
          </table:table-cell>
          <table:table-cell table:style-name="ce10" office:value-type="float" office:value="0.0000138369606028073" calcext:value-type="float">
            <text:p>1.38E-05</text:p>
          </table:table-cell>
          <table:table-cell table:style-name="ce10" office:value-type="float" office:value="0.0000141431934602997" calcext:value-type="float">
            <text:p>1.41E-05</text:p>
          </table:table-cell>
          <table:table-cell office:value-type="float" office:value="0.000168160756822614" calcext:value-type="float">
            <text:p>0.000168160756823</text:p>
          </table:table-cell>
          <table:table-cell/>
          <table:table-cell office:value-type="float" office:value="-0.100287244623969" calcext:value-type="float">
            <text:p>-0.100287244623969</text:p>
          </table:table-cell>
          <table:table-cell office:value-type="float" office:value="0.013684675624092" calcext:value-type="float">
            <text:p>0.013684675624092</text:p>
          </table:table-cell>
          <table:table-cell table:style-name="ce5" office:value-type="float" office:value="0.0175856169970029" calcext:value-type="float">
            <text:p>0.017585616997003</text:p>
          </table:table-cell>
          <table:table-cell office:value-type="float" office:value="0.00221350894048011" calcext:value-type="float">
            <text:p>0.00221350894048</text:p>
          </table:table-cell>
          <table:table-cell office:value-type="float" office:value="0.00337337778679956" calcext:value-type="float">
            <text:p>0.0033733777868</text:p>
          </table:table-cell>
          <table:table-cell office:value-type="float" office:value="0.000278001674286412" calcext:value-type="float">
            <text:p>0.000278001674286</text:p>
          </table:table-cell>
          <table:table-cell table:number-columns-repeated="1006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0.00868798361126237" calcext:value-type="float">
            <text:p>0.008687983611262</text:p>
          </table:table-cell>
          <table:table-cell office:value-type="float" office:value="-0.04802214796109" calcext:value-type="float">
            <text:p>-0.04802214796109</text:p>
          </table:table-cell>
          <table:table-cell table:style-name="ce4" office:value-type="float" office:value="0.916536708974882" calcext:value-type="float">
            <text:p>0.916536708974882</text:p>
          </table:table-cell>
          <table:table-cell table:style-name="ce10" office:value-type="float" office:value="0.0000241103687142132" calcext:value-type="float">
            <text:p>2.41E-05</text:p>
          </table:table-cell>
          <table:table-cell table:style-name="ce10" office:value-type="float" office:value="0.0000259295341161371" calcext:value-type="float">
            <text:p>2.59E-05</text:p>
          </table:table-cell>
          <table:table-cell office:value-type="float" office:value="0.000633710712108484" calcext:value-type="float">
            <text:p>0.000633710712108</text:p>
          </table:table-cell>
          <table:table-cell/>
          <table:table-cell office:value-type="float" office:value="-0.0827356743020323" calcext:value-type="float">
            <text:p>-0.082735674302032</text:p>
          </table:table-cell>
          <table:table-cell office:value-type="float" office:value="0.0325354949559759" calcext:value-type="float">
            <text:p>0.032535494955976</text:p>
          </table:table-cell>
          <table:table-cell table:style-name="ce5" office:value-type="float" office:value="0.0167780131105028" calcext:value-type="float">
            <text:p>0.016778013110503</text:p>
          </table:table-cell>
          <table:table-cell office:value-type="float" office:value="0.0084496232334311" calcext:value-type="float">
            <text:p>0.008449623233431</text:p>
          </table:table-cell>
          <table:table-cell office:value-type="float" office:value="0.00930193303572193" calcext:value-type="float">
            <text:p>0.009301933035722</text:p>
          </table:table-cell>
          <table:table-cell office:value-type="float" office:value="0.000485552492729795" calcext:value-type="float">
            <text:p>0.00048555249273</text:p>
          </table:table-cell>
          <table:table-cell table:number-columns-repeated="1006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0.0119055906542713" calcext:value-type="float">
            <text:p>0.011905590654271</text:p>
          </table:table-cell>
          <table:table-cell office:value-type="float" office:value="-0.040484046393842" calcext:value-type="float">
            <text:p>-0.040484046393842</text:p>
          </table:table-cell>
          <table:table-cell table:style-name="ce4" office:value-type="float" office:value="1.21306696206248" calcext:value-type="float">
            <text:p>1.21306696206248</text:p>
          </table:table-cell>
          <table:table-cell table:style-name="ce10" office:value-type="float" office:value="0.0000309146598473989" calcext:value-type="float">
            <text:p>3.09E-05</text:p>
          </table:table-cell>
          <table:table-cell table:style-name="ce10" office:value-type="float" office:value="0.0000224071492388755" calcext:value-type="float">
            <text:p>2.24E-05</text:p>
          </table:table-cell>
          <table:table-cell office:value-type="float" office:value="0.00083000262292927" calcext:value-type="float">
            <text:p>0.000830002622929</text:p>
          </table:table-cell>
          <table:table-cell/>
          <table:table-cell office:value-type="float" office:value="-0.0509767395593199" calcext:value-type="float">
            <text:p>-0.05097673955932</text:p>
          </table:table-cell>
          <table:table-cell office:value-type="float" office:value="0.0215258453056903" calcext:value-type="float">
            <text:p>0.02152584530569</text:p>
          </table:table-cell>
          <table:table-cell table:style-name="ce5" office:value-type="float" office:value="0.0158272226058384" calcext:value-type="float">
            <text:p>0.015827222605838</text:p>
          </table:table-cell>
          <table:table-cell office:value-type="float" office:value="0.0145496658264729" calcext:value-type="float">
            <text:p>0.014549665826473</text:p>
          </table:table-cell>
          <table:table-cell office:value-type="float" office:value="0.017121731353394" calcext:value-type="float">
            <text:p>0.017121731353394</text:p>
          </table:table-cell>
          <table:table-cell office:value-type="float" office:value="0.000473258042104219" calcext:value-type="float">
            <text:p>0.000473258042104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-0.120299010777238" calcext:value-type="float">
            <text:p>-0.120299010777238</text:p>
          </table:table-cell>
          <table:table-cell office:value-type="float" office:value="-0.0657340537840767" calcext:value-type="float">
            <text:p>-0.065734053784077</text:p>
          </table:table-cell>
          <table:table-cell table:style-name="ce4" office:value-type="float" office:value="0.332813417705133" calcext:value-type="float">
            <text:p>0.332813417705133</text:p>
          </table:table-cell>
          <table:table-cell table:style-name="ce10" office:value-type="float" office:value="0.0000100970694818634" calcext:value-type="float">
            <text:p>1.01E-05</text:p>
          </table:table-cell>
          <table:table-cell table:style-name="ce10" office:value-type="float" office:value="0.00000678413573481376" calcext:value-type="float">
            <text:p>6.78E-06</text:p>
          </table:table-cell>
          <table:table-cell table:style-name="ce10" office:value-type="float" office:value="0.0000310661362942524" calcext:value-type="float">
            <text:p>3.11E-05</text:p>
          </table:table-cell>
          <table:table-cell/>
          <table:table-cell office:value-type="float" office:value="-0.0649010313856375" calcext:value-type="float">
            <text:p>-0.064901031385638</text:p>
          </table:table-cell>
          <table:table-cell office:value-type="float" office:value="0.275898217109648" calcext:value-type="float">
            <text:p>0.275898217109648</text:p>
          </table:table-cell>
          <table:table-cell table:style-name="ce5" office:value-type="float" office:value="0.79160227719907" calcext:value-type="float">
            <text:p>0.79160227719907</text:p>
          </table:table-cell>
          <table:table-cell office:value-type="float" office:value="0.000297447671343473" calcext:value-type="float">
            <text:p>0.000297447671343</text:p>
          </table:table-cell>
          <table:table-cell office:value-type="float" office:value="0.000221149042699495" calcext:value-type="float">
            <text:p>0.000221149042699</text:p>
          </table:table-cell>
          <table:table-cell office:value-type="float" office:value="0.000109485089829941" calcext:value-type="float">
            <text:p>0.00010948508983</text:p>
          </table:table-cell>
          <table:table-cell table:number-columns-repeated="100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-0.117961595249187" calcext:value-type="float">
            <text:p>-0.117961595249187</text:p>
          </table:table-cell>
          <table:table-cell office:value-type="float" office:value="-0.0584754702716942" calcext:value-type="float">
            <text:p>-0.058475470271694</text:p>
          </table:table-cell>
          <table:table-cell table:style-name="ce4" office:value-type="float" office:value="0.626468867440672" calcext:value-type="float">
            <text:p>0.626468867440672</text:p>
          </table:table-cell>
          <table:table-cell table:style-name="ce10" office:value-type="float" office:value="0.0000304439645163803" calcext:value-type="float">
            <text:p>3.04E-05</text:p>
          </table:table-cell>
          <table:table-cell table:style-name="ce10" office:value-type="float" office:value="0.0000192685792063495" calcext:value-type="float">
            <text:p>1.93E-05</text:p>
          </table:table-cell>
          <table:table-cell office:value-type="float" office:value="0.00017421887970969" calcext:value-type="float">
            <text:p>0.00017421887971</text:p>
          </table:table-cell>
          <table:table-cell/>
          <table:table-cell office:value-type="float" office:value="-0.0498537530517769" calcext:value-type="float">
            <text:p>-0.049853753051777</text:p>
          </table:table-cell>
          <table:table-cell office:value-type="float" office:value="0.164728866771338" calcext:value-type="float">
            <text:p>0.164728866771338</text:p>
          </table:table-cell>
          <table:table-cell table:style-name="ce5" office:value-type="float" office:value="0.795962602893098" calcext:value-type="float">
            <text:p>0.795962602893098</text:p>
          </table:table-cell>
          <table:table-cell office:value-type="float" office:value="0.00159544639801562" calcext:value-type="float">
            <text:p>0.001595446398016</text:p>
          </table:table-cell>
          <table:table-cell office:value-type="float" office:value="0.00141548659153991" calcext:value-type="float">
            <text:p>0.00141548659154</text:p>
          </table:table-cell>
          <table:table-cell office:value-type="float" office:value="0.000304297177286725" calcext:value-type="float">
            <text:p>0.000304297177287</text:p>
          </table:table-cell>
          <table:table-cell table:number-columns-repeated="100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46°/0.785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-0.114689330033231" calcext:value-type="float">
            <text:p>-0.114689330033231</text:p>
          </table:table-cell>
          <table:table-cell office:value-type="float" office:value="-0.0504488755589701" calcext:value-type="float">
            <text:p>-0.05044887555897</text:p>
          </table:table-cell>
          <table:table-cell table:style-name="ce4" office:value-type="float" office:value="0.923564846736968" calcext:value-type="float">
            <text:p>0.923564846736968</text:p>
          </table:table-cell>
          <table:table-cell office:value-type="float" office:value="0.000102961532102198" calcext:value-type="float">
            <text:p>0.000102961532102</text:p>
          </table:table-cell>
          <table:table-cell table:style-name="ce10" office:value-type="float" office:value="0.0000607919026464365" calcext:value-type="float">
            <text:p>6.08E-05</text:p>
          </table:table-cell>
          <table:table-cell office:value-type="float" office:value="0.000903803428401887" calcext:value-type="float">
            <text:p>0.000903803428402</text:p>
          </table:table-cell>
          <table:table-cell/>
          <table:table-cell office:value-type="float" office:value="-0.0450727904867607" calcext:value-type="float">
            <text:p>-0.045072790486761</text:p>
          </table:table-cell>
          <table:table-cell office:value-type="float" office:value="0.133280317895453" calcext:value-type="float">
            <text:p>0.133280317895453</text:p>
          </table:table-cell>
          <table:table-cell table:style-name="ce5" office:value-type="float" office:value="0.798453398367433" calcext:value-type="float">
            <text:p>0.798453398367433</text:p>
          </table:table-cell>
          <table:table-cell office:value-type="float" office:value="0.00603427641021885" calcext:value-type="float">
            <text:p>0.006034276410219</text:p>
          </table:table-cell>
          <table:table-cell office:value-type="float" office:value="0.00616899440206623" calcext:value-type="float">
            <text:p>0.006168994402066</text:p>
          </table:table-cell>
          <table:table-cell office:value-type="float" office:value="0.00081665111495998" calcext:value-type="float">
            <text:p>0.00081665111496</text:p>
          </table:table-cell>
          <table:table-cell table:number-columns-repeated="100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46°/0.785 rad</text:p>
          </table:table-cell>
          <table:table-cell table:style-name="ce8" office:value-type="string" calcext:value-type="string">
            <text:p><text:span text:style-name="T1">0°</text:span>/0 rad</text:p>
          </table:table-cell>
          <table:table-cell/>
          <table:table-cell office:value-type="float" office:value="-0.110831928573528" calcext:value-type="float">
            <text:p>-0.110831928573528</text:p>
          </table:table-cell>
          <table:table-cell office:value-type="float" office:value="-0.0422741688525662" calcext:value-type="float">
            <text:p>-0.042274168852566</text:p>
          </table:table-cell>
          <table:table-cell table:style-name="ce4" office:value-type="float" office:value="1.21664964188545" calcext:value-type="float">
            <text:p>1.21664964188545</text:p>
          </table:table-cell>
          <table:table-cell office:value-type="float" office:value="0.000150592130513078" calcext:value-type="float">
            <text:p>0.000150592130513</text:p>
          </table:table-cell>
          <table:table-cell table:style-name="ce10" office:value-type="float" office:value="0.0000673031233012269" calcext:value-type="float">
            <text:p>6.73E-05</text:p>
          </table:table-cell>
          <table:table-cell office:value-type="float" office:value="0.00182931246127553" calcext:value-type="float">
            <text:p>0.001829312461276</text:p>
          </table:table-cell>
          <table:table-cell/>
          <table:table-cell office:value-type="float" office:value="-0.0592596440584572" calcext:value-type="float">
            <text:p>-0.059259644058457</text:p>
          </table:table-cell>
          <table:table-cell office:value-type="float" office:value="0.0993093725266581" calcext:value-type="float">
            <text:p>0.099309372526658</text:p>
          </table:table-cell>
          <table:table-cell table:style-name="ce5" office:value-type="float" office:value="0.795517770357994" calcext:value-type="float">
            <text:p>0.795517770357994</text:p>
          </table:table-cell>
          <table:table-cell office:value-type="float" office:value="0.00845107692223977" calcext:value-type="float">
            <text:p>0.00845107692224</text:p>
          </table:table-cell>
          <table:table-cell office:value-type="float" office:value="0.0139928601039307" calcext:value-type="float">
            <text:p>0.013992860103931</text:p>
          </table:table-cell>
          <table:table-cell office:value-type="float" office:value="0.000844173762481114" calcext:value-type="float">
            <text:p>0.000844173762481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 table:number-columns-repeated="1020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/>
          <table:table-cell office:value-type="float" office:value="0.0291363600900332" calcext:value-type="float">
            <text:p>0.029136360090033</text:p>
          </table:table-cell>
          <table:table-cell office:value-type="float" office:value="-0.0845412674071575" calcext:value-type="float">
            <text:p>-0.084541267407158</text:p>
          </table:table-cell>
          <table:table-cell office:value-type="float" office:value="0.622266362209678" calcext:value-type="float">
            <text:p>0.622266362209678</text:p>
          </table:table-cell>
          <table:table-cell table:style-name="ce10" office:value-type="float" office:value="0.0000187212485920759" calcext:value-type="float">
            <text:p>1.87E-05</text:p>
          </table:table-cell>
          <table:table-cell table:style-name="ce10" office:value-type="float" office:value="0.0000277790163481272" calcext:value-type="float">
            <text:p>2.78E-05</text:p>
          </table:table-cell>
          <table:table-cell office:value-type="float" office:value="0.000195076235549638" calcext:value-type="float">
            <text:p>0.00019507623555</text:p>
          </table:table-cell>
          <table:table-cell/>
          <table:table-cell office:value-type="float" office:value="-0.0383402554690021" calcext:value-type="float">
            <text:p>-0.038340255469002</text:p>
          </table:table-cell>
          <table:table-cell table:style-name="ce24" office:value-type="float" office:value="-0.241802859830098" calcext:value-type="float">
            <text:p>-0.241802859830098</text:p>
          </table:table-cell>
          <table:table-cell table:style-name="Default" office:value-type="float" office:value="0.0304162524761983" calcext:value-type="float">
            <text:p>0.030416252476198</text:p>
          </table:table-cell>
          <table:table-cell office:value-type="float" office:value="0.00153859589215525" calcext:value-type="float">
            <text:p>0.001538595892155</text:p>
          </table:table-cell>
          <table:table-cell office:value-type="float" office:value="0.00145757887133893" calcext:value-type="float">
            <text:p>0.001457578871339</text:p>
          </table:table-cell>
          <table:table-cell office:value-type="float" office:value="0.000365784507992818" calcext:value-type="float">
            <text:p>0.000365784507993</text:p>
          </table:table-cell>
          <table:table-cell table:number-columns-repeated="1006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 table:number-columns-repeated="1020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18" office:value-type="string" calcext:value-type="string">
            <text:p><text:span text:style-name="T1">-15°</text:span>/0.262 rad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/>
          <table:table-cell office:value-type="float" office:value="-0.0910844917698158" calcext:value-type="float">
            <text:p>-0.091084491769816</text:p>
          </table:table-cell>
          <table:table-cell office:value-type="float" office:value="-0.088267494931514" calcext:value-type="float">
            <text:p>-0.088267494931514</text:p>
          </table:table-cell>
          <table:table-cell office:value-type="float" office:value="0.600291807129901" calcext:value-type="float">
            <text:p>0.600291807129901</text:p>
          </table:table-cell>
          <table:table-cell table:style-name="ce10" office:value-type="float" office:value="0.0000305345710703562" calcext:value-type="float">
            <text:p>3.05E-05</text:p>
          </table:table-cell>
          <table:table-cell table:style-name="ce10" office:value-type="float" office:value="0.0000271499285037664" calcext:value-type="float">
            <text:p>2.71E-05</text:p>
          </table:table-cell>
          <table:table-cell office:value-type="float" office:value="0.000214701006086243" calcext:value-type="float">
            <text:p>0.000214701006086</text:p>
          </table:table-cell>
          <table:table-cell/>
          <table:table-cell office:value-type="float" office:value="-0.0723815255063558" calcext:value-type="float">
            <text:p>-0.072381525506356</text:p>
          </table:table-cell>
          <table:table-cell table:style-name="ce18" office:value-type="float" office:value="-0.038340976500988" calcext:value-type="float">
            <text:p>-0.038340976500988</text:p>
          </table:table-cell>
          <table:table-cell office:value-type="float" office:value="0.820600925815423" calcext:value-type="float">
            <text:p>0.820600925815423</text:p>
          </table:table-cell>
          <table:table-cell office:value-type="float" office:value="0.00204928874190457" calcext:value-type="float">
            <text:p>0.002049288741905</text:p>
          </table:table-cell>
          <table:table-cell office:value-type="float" office:value="0.00356895765251572" calcext:value-type="float">
            <text:p>0.003568957652516</text:p>
          </table:table-cell>
          <table:table-cell office:value-type="float" office:value="0.000433112468653546" calcext:value-type="float">
            <text:p>0.000433112468654</text:p>
          </table:table-cell>
          <table:table-cell table:number-columns-repeated="100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46°/0.785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46°/0.785 rad</text:p>
          </table:table-cell>
          <table:table-cell table:style-name="ce18" office:value-type="string" calcext:value-type="string">
            <text:p><text:span text:style-name="T1">-15°</text:span>/-0.262 rad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<text:span text:style-name="T1">0°</text:span>/0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 table:number-columns-repeated="3"/>
          <table:table-cell table:style-name="ce8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1 feet/ 0.305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2 feet/ 0.6096 ~0.61m</text:p>
          </table:table-cell>
          <table:table-cell table:style-name="ce5" office:value-type="string" calcext:value-type="string">
            <text:p>45<text:span text:style-name="T1">°</text:span>/0.785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3 feet/ 0.914m</text:p>
          </table:table-cell>
          <table:table-cell table:style-name="ce5" office:value-type="string" calcext:value-type="string">
            <text:p>46°/0.785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4 feet/ 1.219m</text:p>
          </table:table-cell>
          <table:table-cell table:style-name="ce5" office:value-type="string" calcext:value-type="string">
            <text:p>46°/0.785 rad</text:p>
          </table:table-cell>
          <table:table-cell table:style-name="ce8" office:value-type="string" calcext:value-type="string">
            <text:p><text:span text:style-name="T1">15°</text:span>/0.262 rad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8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8:15:02.741090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0T15:33:03.028847613</meta:creation-date>
    <meta:generator>LibreOffice/6.0.7.3$Linux_X86_64 LibreOffice_project/00m0$Build-3</meta:generator>
    <dc:date>2024-02-20T18:38:36.066806387</dc:date>
    <meta:editing-duration>PT57M36S</meta:editing-duration>
    <meta:editing-cycles>4</meta:editing-cycles>
    <meta:document-statistic meta:table-count="1" meta:cell-count="237" meta:object-count="0"/>
  </office:meta>
</office:document-meta>
</file>